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84640C050382A646.jpg" manifest:media-type="image/jpeg"/>
  <manifest:file-entry manifest:full-path="Pictures/1000000000000500000002D0EB8C410D6EC4990E.jpg" manifest:media-type="image/jpeg"/>
  <manifest:file-entry manifest:full-path="Pictures/1000000000000500000002D07C4C13D6740CC0E6.jpg" manifest:media-type="image/jpeg"/>
  <manifest:file-entry manifest:full-path="Pictures/1000000000000500000002D02D265252F407C385.jpg" manifest:media-type="image/jpeg"/>
  <manifest:file-entry manifest:full-path="Pictures/1000000000000500000002D0E7EE2BE9782EA11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8cm" svg:x="-0.015cm" svg:y="-0.012cm">
          <draw:image xlink:href="Pictures/1000000000000500000002D0EB8C410D6EC4990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.002cm" svg:height="15.75cm" svg:x="0cm" svg:y="0cm" presentation:class="graphic" presentation:user-transformed="true">
          <draw:image xlink:href="Pictures/1000000000000500000002D07C4C13D6740CC0E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.001cm" svg:height="15.75cm" svg:x="0cm" svg:y="0cm" presentation:class="graphic" presentation:user-transformed="true">
          <draw:image xlink:href="Pictures/1000000000000500000002D084640C050382A64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.001cm" svg:height="15.75cm" svg:x="0cm" svg:y="0cm" presentation:class="graphic" presentation:user-transformed="true">
          <draw:image xlink:href="Pictures/1000000000000500000002D02D265252F407C38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1" draw:text-style-name="P2" draw:layer="layout" svg:width="28.001cm" svg:height="15.75cm" svg:x="0cm" svg:y="0cm" presentation:class="graphic" presentation:user-transformed="true">
          <draw:image xlink:href="Pictures/1000000000000500000002D0E7EE2BE9782EA11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0T07:14:12.218000000</meta:creation-date>
    <dc:date>2022-12-10T07:21:02.349000000</dc:date>
    <meta:editing-duration>PT6M51S</meta:editing-duration>
    <meta:editing-cycles>1</meta:editing-cycles>
    <meta:document-statistic meta:object-count="42"/>
    <meta:generator>LibreOffice/7.2.0.4$Windows_X86_64 LibreOffice_project/9a9c6381e3f7a62afc1329bd359cc48accb6435b</meta:generator>
  </office:meta>
</office:document-meta>
</file>